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_1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688" calcext:value-type="float">
            <text:p>0,388688</text:p>
          </table:table-cell>
          <table:table-cell office:value-type="float" office:value="0.779209" calcext:value-type="float">
            <text:p>0,77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9169" calcext:value-type="float">
            <text:p>0,389169</text:p>
          </table:table-cell>
          <table:table-cell office:value-type="float" office:value="0" calcext:value-type="float">
            <text:p>0</text:p>
          </table:table-cell>
          <table:table-cell office:value-type="float" office:value="0.389176" calcext:value-type="float">
            <text:p>0,389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9061" calcext:value-type="float">
            <text:p>0,38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8762" calcext:value-type="float">
            <text:p>0,388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88979" calcext:value-type="float">
            <text:p>0,38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8733" calcext:value-type="float">
            <text:p>0,388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8674" calcext:value-type="float">
            <text:p>0,388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389185" calcext:value-type="float">
            <text:p>0,38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468" calcext:value-type="float">
            <text:p>0,3894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88846" calcext:value-type="float">
            <text:p>0,388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8832" calcext:value-type="float">
            <text:p>0,388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9021" calcext:value-type="float">
            <text:p>0,389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606" calcext:value-type="float">
            <text:p>0,388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389112" calcext:value-type="float">
            <text:p>0,389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389104" calcext:value-type="float">
            <text:p>0,38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8974" calcext:value-type="float">
            <text:p>0,388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388801" calcext:value-type="float">
            <text:p>0,388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8935" calcext:value-type="float">
            <text:p>0,388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8839" calcext:value-type="float">
            <text:p>0,38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8651" calcext:value-type="float">
            <text:p>0,388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71214" calcext:value-type="float">
            <text:p>2,71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0582444666666667" calcext:value-type="float">
            <text:p>0,058244466666667</text:p>
          </table:table-cell>
          <table:table-cell table:formula="of:=SUM([.C2:.C121])/120" office:value-type="float" office:value="0.0259314666666667" calcext:value-type="float">
            <text:p>0,025931466666667</text:p>
          </table:table-cell>
          <table:table-cell table:formula="of:=SUM([.D2:.D121])/120" office:value-type="float" office:value="0.0129821083333333" calcext:value-type="float">
            <text:p>0,012982108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.71214" calcext:value-type="float">
            <text:p>2,71214</text:p>
          </table:table-cell>
          <table:table-cell table:formula="of:=MAX([.C2:.C121])" office:value-type="float" office:value="0.389185" calcext:value-type="float">
            <text:p>0,389185</text:p>
          </table:table-cell>
          <table:table-cell table:formula="of:=MAX([.D2:.D121])" office:value-type="float" office:value="0.779209" calcext:value-type="float">
            <text:p>0,7792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18:32.1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9:19:26.435000000</dc:date>
    <meta:editing-duration>PT5M4S</meta:editing-duration>
    <meta:editing-cycles>6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